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/>
    <style:font-face style:name="TeX Gyre Termes Math1" svg:font-family="'TeX Gyre Termes Math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64cm" fo:min-width="0.029cm" fo:padding-top="0.177cm" fo:padding-bottom="0.177cm" fo:padding-left="0.302cm" fo:padding-right="0.302cm" fo:wrap-option="wrap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02cm" fo:min-width="2.04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37cm" fo:min-width="0.29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193cm" fo:min-width="1.78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432cm" fo:min-width="2.16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2.67cm" fo:min-width="3.9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color="#000000" loext:opacity="100%" style:font-name="TeX Gyre Termes Math" fo:font-size="48pt" style:font-name-asian="TeX Gyre Termes Math" style:font-size-asian="48pt" style:font-name-complex="TeX Gyre Termes Math" style:font-size-complex="48pt"/>
    </style:style>
    <style:style style:name="T3" style:family="text">
      <style:text-properties fo:font-size="40pt"/>
    </style:style>
    <style:style style:name="T4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5cm" svg:height="7.451cm" svg:x="1.25cm" svg:y="7.5cm">
          <draw:text-box>
            <text:p text:style-name="P1"><text:span text:style-name="T1">Some Elements of <text:s/>A</text:span><text:span text:style-name="T2">∪</text:span><text:span text:style-name="T1">C</text:span></text:p>
            <text:p text:style-name="P1"><text:span text:style-name="T3"/></text:p>
          </draw:text-box>
        </draw:frame>
        <draw:frame draw:style-name="gr2" draw:text-style-name="P3" draw:layer="layout" svg:width="2cm" svg:height="2.36cm" svg:x="8.25cm" svg:y="9.25cm">
          <draw:text-box>
            <text:p><text:span text:style-name="T4">:</text:span></text:p>
          </draw:text-box>
        </draw:frame>
        <draw:custom-shape draw:style-name="gr3" draw:text-style-name="P4" draw:layer="layout" svg:width="1.75cm" svg:height="15cm" svg:x="9.5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1.75cm" svg:height="15cm" svg:x="23.3cm" svg:y="3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5.25cm" svg:height="2.496cm" draw:transform="skewX (0.433016187419793) translate (19.154cm 4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75cm" svg:height="5cm" svg:x="12.25cm" svg:y="11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3.75cm" svg:height="4.5cm" draw:transform="rotate (-0.523598775598299) translate (17.002cm 7.72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6" draw:layer="layout" svg:width="4.75cm" svg:height="3cm" svg:x="18.5cm" svg:y="13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6" draw:layer="layout" svg:width="4.5cm" svg:height="3cm" svg:x="11.75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/>
    <style:font-face style:name="TeX Gyre Termes Math1" svg:font-family="'TeX Gyre Termes Math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9:45.411650450</meta:creation-date>
    <dc:date>2022-07-18T18:12:48.894199559</dc:date>
    <meta:editing-duration>PT36M41S</meta:editing-duration>
    <meta:editing-cycles>4</meta:editing-cycles>
    <meta:generator>LibreOffice/7.3.4.2$Linux_X86_64 LibreOffice_project/30$Build-2</meta:generator>
    <meta:document-statistic meta:object-count="9"/>
  </office:meta>
</office:document-meta>
</file>